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0cm" fo:margin-right="0cm" fo:text-align="center" fo:text-indent="0cm"/>
    </style:style>
    <style:style style:name="T1" style:family="text">
      <style:text-properties fo:font-size="20pt" fo:font-weight="normal"/>
    </style:style>
    <style:style style:name="T2" style:family="text">
      <style:text-properties fo:font-size="40pt"/>
    </style:style>
    <style:style style:name="T3" style:family="text">
      <style:text-properties fo:font-size="28pt"/>
    </style:style>
    <style:style style:name="T4" style:family="text">
      <style:text-properties fo:font-style="italic"/>
    </style:style>
    <style:style style:name="T5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Testing</text:p>
          </draw:text-box>
        </draw:frame>
        <draw:frame presentation:style-name="pr4" draw:text-style-name="P5" draw:layer="layout" svg:width="25.199cm" svg:height="14.501cm" svg:x="1.4cm" svg:y="4.914cm" presentation:class="outline" presentation:user-transformed="true">
          <draw:text-box>
            <text:list text:style-name="L2">
              <text:list-item>
                <text:p text:style-name="P5">Engineer creates a series of test cases that are intended to demolish the software that has been built-an anomaly?</text:p>
              </text:list-item>
            </text:list>
            <text:list text:style-name="L2">
              <text:list-item>
                <text:p text:style-name="P5">Requires that the developer discards preconceived notion of the correctness of software just developed and overcome a conflict of interest <text:s/>that occurs when errors are uncovered</text:p>
              </text:list-item>
            </text:list>
            <text:list text:style-name="L2">
              <text:list-item>
                <text:p text:style-name="P5">Is testing destructive?Does it instill guilt?</text:p>
              </text:list-item>
            </text:list>
            <text:list text:style-name="L2">
              <text:list-item>
                <text:list>
                  <text:list-item>
                    <text:p text:style-name="P6">NO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Testing Objectiv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Testing is the process of executing a program with the intent of finding an error</text:p>
              </text:list-item>
            </text:list>
            <text:list text:style-name="L2">
              <text:list-item>
                <text:p text:style-name="P5">A good test case is one that has a high probability of finding an as-yet undiscovered error</text:p>
              </text:list-item>
            </text:list>
            <text:list text:style-name="L2">
              <text:list-item>
                <text:p text:style-name="P5">A successful test is one that uncovers an as-yet undiscovered error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...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There is a common belief that testing is one which no errors are found...but testing...</text:p>
              </text:list-item>
            </text:list>
            <text:list text:style-name="L2">
              <text:list-item>
                <text:p text:style-name="P5"><text:span text:style-name="T2">...cannot show the absence of defects, it can only show that software errors are present..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All tests should be traceable to customer requirements</text:p>
              </text:list-item>
            </text:list>
            <text:list text:style-name="L2">
              <text:list-item>
                <text:p text:style-name="P5">Test should be planned long before testing begins, before any code is written</text:p>
              </text:list-item>
            </text:list>
            <text:list text:style-name="L2">
              <text:list-item>
                <text:p text:style-name="P5">Pareto principle applies to testing</text:p>
              </text:list-item>
            </text:list>
            <text:list text:style-name="L2">
              <text:list-item>
                <text:list>
                  <text:list-item>
                    <text:p text:style-name="P6">80% of uncovered errors will be traceable to 20% of all program modules</text:p>
                  </text:list-item>
                </text:list>
              </text:list-item>
            </text:list>
            <text:list text:style-name="L2">
              <text:list-item>
                <text:p text:style-name="P5">Should begin in the small and progress towards in the larg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Exhaustive testing is not possible</text:p>
              </text:list-item>
            </text:list>
            <text:list text:style-name="L2">
              <text:list-item>
                <text:p text:style-name="P5">To be most effective, testing should be done by an independent third party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98cm" svg:x="1.4cm" svg:y="4.914cm" presentation:class="outline" presentation:user-transformed="true">
          <draw:text-box>
            <text:list text:style-name="L2">
              <text:list-item>
                <text:p text:style-name="P5">How easily can a computer program be tested?</text:p>
              </text:list-item>
            </text:list>
            <text:list text:style-name="L2">
              <text:list-item>
                <text:list>
                  <text:list-item>
                    <text:p text:style-name="P6">Design and implement programs that are testable</text:p>
                  </text:list-item>
                </text:list>
              </text:list-item>
            </text:list>
            <text:list text:style-name="L2">
              <text:list-item>
                <text:p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style-name="P6">Oper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he better it works, the more efficiently it can be tes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serv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What you see is what you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61cm" svg:x="1.4cm" svg:y="4.914cm" presentation:class="outline" presentation:user-transformed="true">
          <draw:text-box>
            <text:list text:style-name="L2">
              <text:list-item>
                <text:p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style-name="P6">Controll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he better we can control the software, the more the testing can be automated and optim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By controlling the scope of testing, we can more quickly isolate problems and perform smart re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implic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he less there is to test, the more quickly we can test i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style-name="P6">St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he fewer the changes, the fewer the disruptions to 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nderstand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he more information we have, the smarter we will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Has a high probability of finding an error</text:p>
              </text:list-item>
            </text:list>
            <text:list text:style-name="L2">
              <text:list-item>
                <text:list>
                  <text:list-item>
                    <text:p text:style-name="P6">Testers must develop a mental picture of how the software might fail</text:p>
                  </text:list-item>
                </text:list>
              </text:list-item>
            </text:list>
            <text:list text:style-name="L2">
              <text:list-item>
                <text:p text:style-name="P5">A good test is not redundant</text:p>
              </text:list-item>
            </text:list>
            <text:list text:style-name="L2">
              <text:list-item>
                <text:list>
                  <text:list-item>
                    <text:p text:style-name="P6">Testing time and resources are limi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ests should have different purposes</text:p>
                  </text:list-item>
                </text:list>
              </text:list-item>
            </text:list>
            <text:list text:style-name="L2">
              <text:list-item>
                <text:p text:style-name="P5">Should be “best of breed”</text:p>
              </text:list-item>
            </text:list>
            <text:list text:style-name="L2">
              <text:list-item>
                <text:list>
                  <text:list-item>
                    <text:p text:style-name="P6">Use tests that will most likely uncover an err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Neither too simple nor too complex</text:p>
              </text:list-item>
            </text:list>
            <text:list text:style-name="L2">
              <text:list-item>
                <text:list>
                  <text:list-item>
                    <text:p text:style-name="P6">Possible to combine a series of tests into a single test c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 general, each test should be executed separatel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 Case Desig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Black-box testing</text:p>
              </text:list-item>
            </text:list>
            <text:list text:style-name="L2">
              <text:list-item>
                <text:list>
                  <text:list-item>
                    <text:p text:style-name="P6">Knowing the special function that a product has been designed to perform, test can be conducted that demonstrate each function is fully operational</text:p>
                  </text:list-item>
                </text:list>
              </text:list-item>
            </text:list>
            <text:list text:style-name="L2">
              <text:list-item>
                <text:p text:style-name="P5">White-box testing</text:p>
              </text:list-item>
            </text:list>
            <text:list text:style-name="L2">
              <text:list-item>
                <text:list>
                  <text:list-item>
                    <text:p text:style-name="P6">Knowing the internal workings of a product, tests can be conducted to ensure that internal operations performs according to spec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Also called glass-box testing</text:p>
              </text:list-item>
            </text:list>
            <text:list text:style-name="L2">
              <text:list-item>
                <text:list>
                  <text:list-item>
                    <text:p text:style-name="P6">Uses control structure of the procedural design to derive test cases</text:p>
                  </text:list-item>
                </text:list>
              </text:list-item>
            </text:list>
            <text:list text:style-name="L2">
              <text:list-item>
                <text:p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Guarantee that all independent paths within a module have been exercised at leas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Exercise all logical decisions on their true and false sid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Execute all loops at their boundaries and within their operational boun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Exercise internal data structures to assure their validit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Why spend time and on WBT?Why not focus just on BBT?Answer lies in the nature of defect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Logic errors and assumptions are inversely proportional to the probability that a program path will be execu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We often believe that a logical path is not likely to be executed, when in fact, it may be executed on a regular bas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Typographical errors are rand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asis Path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Enables test designer to derive a logical complexity measure of a procedural design and use this measure as a guide for defining a <text:span text:style-name="T4">basis set</text:span> of execution paths</text:p>
              </text:list-item>
            </text:list>
            <text:list text:style-name="L2">
              <text:list-item>
                <text:p text:style-name="P5">Test cases derived to execute the <text:span text:style-name="T4">basis set</text:span> are guaranteed to execute every statement in the program at least one time during testing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Flow Graph Not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Sequence</text:p>
              </text:list-item>
            </text:list>
            <text:list text:style-name="L2">
              <text:list-item>
                <text:p text:style-name="P5">If</text:p>
              </text:list-item>
            </text:list>
            <text:list text:style-name="L2">
              <text:list-item>
                <text:p text:style-name="P5">While</text:p>
              </text:list-item>
            </text:list>
            <text:list text:style-name="L2">
              <text:list-item>
                <text:p text:style-name="P5">Until</text:p>
              </text:list-item>
            </text:list>
            <text:list text:style-name="L2">
              <text:list-item>
                <text:p text:style-name="P5">Case</text:p>
              </text:list-item>
            </text:list>
          </draw:text-box>
        </draw:frame>
        <draw:custom-shape draw:style-name="gr3" draw:text-style-name="P8" draw:id="id1" draw:layer="layout" svg:width="1.27cm" svg:height="1.27cm" svg:x="13.335cm" svg:y="4.44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" draw:layer="layout" svg:width="1.27cm" svg:height="1.27cm" svg:x="15.875cm" svg:y="4.44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3" draw:layer="layout" svg:width="1.27cm" svg:height="1.27cm" svg:x="12.7cm" svg:y="6.98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4" draw:layer="layout" svg:width="1.27cm" svg:height="1.27cm" svg:x="13.97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5" draw:layer="layout" svg:width="1.27cm" svg:height="1.27cm" svg:x="11.43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6" draw:layer="layout" svg:width="1.27cm" svg:height="1.27cm" svg:x="12.7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8" draw:layer="layout" svg:width="1.27cm" svg:height="1.27cm" svg:x="8.89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7" draw:layer="layout" svg:width="1.27cm" svg:height="1.27cm" svg:x="11.43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9" draw:layer="layout" svg:width="1.27cm" svg:height="1.27cm" svg:x="13.97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1" draw:layer="layout" svg:width="1.27cm" svg:height="1.27cm" svg:x="18.41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0" draw:layer="layout" svg:width="1.27cm" svg:height="1.27cm" svg:x="20.95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2" draw:layer="layout" svg:width="1.27cm" svg:height="1.27cm" svg:x="23.49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4" draw:layer="layout" svg:width="1.27cm" svg:height="1.27cm" svg:x="20.955cm" svg:y="6.3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3" draw:layer="layout" svg:width="1.27cm" svg:height="1.27cm" svg:x="18.415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7" draw:layer="layout" svg:width="1.27cm" svg:height="1.27cm" svg:x="23.495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6" draw:layer="layout" svg:width="1.27cm" svg:height="1.27cm" svg:x="20.955cm" svg:y="12.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5" draw:layer="layout" svg:width="1.27cm" svg:height="1.27cm" svg:x="20.955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svg:x1="14.605cm" svg:y1="5.079cm" svg:x2="15.875cm" svg:y2="5.079cm" draw:start-shape="id1" draw:start-glue-point="10" draw:end-shape="id2" draw:end-glue-point="6">
          <text:p text:style-name="P2"/>
        </draw:connector>
        <draw:connector draw:style-name="gr4" draw:text-style-name="P8" draw:layer="layout" draw:type="line" svg:x1="13.784cm" svg:y1="8.069cm" svg:x2="14.154cm" svg:y2="9.074cm" draw:start-shape="id3" draw:start-glue-point="9" draw:end-shape="id4" draw:end-glue-point="5">
          <text:p text:style-name="P2"/>
        </draw:connector>
        <draw:connector draw:style-name="gr4" draw:text-style-name="P8" draw:layer="layout" draw:type="line" svg:x1="12.064cm" svg:y1="8.89cm" svg:x2="12.884cm" svg:y2="8.069cm" draw:start-shape="id5" draw:start-glue-point="4" draw:end-shape="id3" draw:end-glue-point="7">
          <text:p text:style-name="P2"/>
        </draw:connector>
        <draw:connector draw:style-name="gr4" draw:text-style-name="P8" draw:layer="layout" draw:type="line" svg:x1="12.514cm" svg:y1="9.974cm" svg:x2="12.884cm" svg:y2="10.979cm" draw:start-shape="id5" draw:start-glue-point="9" draw:end-shape="id6" draw:end-glue-point="5">
          <text:p text:style-name="P2"/>
        </draw:connector>
        <draw:connector draw:style-name="gr4" draw:text-style-name="P8" draw:layer="layout" draw:type="line" svg:x1="13.784cm" svg:y1="10.979cm" svg:x2="14.154cm" svg:y2="9.974cm" draw:start-shape="id6" draw:start-glue-point="11" draw:end-shape="id4" draw:end-glue-point="7">
          <text:p text:style-name="P2"/>
        </draw:connector>
        <draw:connector draw:style-name="gr4" draw:text-style-name="P8" draw:layer="layout" draw:type="curve" svg:x1="12.064cm" svg:y1="14.605cm" svg:x2="9.524cm" svg:y2="14.605cm" draw:start-shape="id7" draw:start-glue-point="4" draw:end-shape="id8" draw:end-glue-point="4">
          <text:p text:style-name="P2"/>
        </draw:connector>
        <draw:connector draw:style-name="gr4" draw:text-style-name="P8" draw:layer="layout" draw:type="curve" svg:x1="9.524cm" svg:y1="15.875cm" svg:x2="14.604cm" svg:y2="15.875cm" draw:start-shape="id8" draw:start-glue-point="8" draw:end-shape="id9" draw:end-glue-point="8">
          <text:p text:style-name="P2"/>
        </draw:connector>
        <draw:connector draw:style-name="gr4" draw:text-style-name="P8" draw:layer="layout" draw:type="line" svg:x1="10.16cm" svg:y1="15.239cm" svg:x2="11.43cm" svg:y2="15.239cm" draw:start-shape="id8" draw:start-glue-point="10" draw:end-shape="id7" draw:end-glue-point="6">
          <text:p text:style-name="P2"/>
        </draw:connector>
        <draw:connector draw:style-name="gr4" draw:text-style-name="P8" draw:layer="layout" draw:type="curve" svg:x1="21.589cm" svg:y1="16.51cm" svg:x2="19.049cm" svg:y2="16.51cm" draw:start-shape="id10" draw:start-glue-point="4" draw:end-shape="id11" draw:end-glue-point="4">
          <text:p text:style-name="P2"/>
        </draw:connector>
        <draw:connector draw:style-name="gr4" draw:text-style-name="P8" draw:layer="layout" draw:type="line" svg:x1="19.685cm" svg:y1="17.144cm" svg:x2="20.955cm" svg:y2="17.144cm" draw:start-shape="id11" draw:start-glue-point="10" draw:end-shape="id10" draw:end-glue-point="6">
          <text:p text:style-name="P2"/>
        </draw:connector>
        <draw:connector draw:style-name="gr4" draw:text-style-name="P8" draw:layer="layout" draw:type="line" svg:x1="22.225cm" svg:y1="17.144cm" svg:x2="23.495cm" svg:y2="17.144cm" draw:start-shape="id10" draw:start-glue-point="10" draw:end-shape="id12" draw:end-glue-point="6">
          <text:p text:style-name="P2"/>
        </draw:connector>
        <draw:connector draw:style-name="gr4" draw:text-style-name="P8" draw:layer="layout" draw:type="line" svg:x1="19.049cm" svg:y1="10.795cm" svg:x2="21.139cm" svg:y2="7.434cm" draw:start-shape="id13" draw:start-glue-point="4" draw:end-shape="id14" draw:end-glue-point="7">
          <text:p text:style-name="P2"/>
        </draw:connector>
        <draw:connector draw:style-name="gr4" draw:text-style-name="P8" draw:layer="layout" draw:type="line" svg:x1="19.685cm" svg:y1="11.429cm" svg:x2="21.139cm" svg:y2="9.974cm" draw:start-shape="id13" draw:start-glue-point="10" draw:end-shape="id15" draw:end-glue-point="7">
          <text:p text:style-name="P2"/>
        </draw:connector>
        <draw:connector draw:style-name="gr4" draw:text-style-name="P8" draw:layer="layout" draw:type="line" svg:x1="19.499cm" svg:y1="11.879cm" svg:x2="21.139cm" svg:y2="12.884cm" draw:start-shape="id13" draw:start-glue-point="9" draw:end-shape="id16" draw:end-glue-point="5">
          <text:p text:style-name="P2"/>
        </draw:connector>
        <draw:connector draw:style-name="gr4" draw:text-style-name="P8" draw:layer="layout" draw:type="line" svg:x1="22.039cm" svg:y1="12.884cm" svg:x2="23.679cm" svg:y2="11.879cm" draw:start-shape="id16" draw:start-glue-point="11" draw:end-shape="id17" draw:end-glue-point="7">
          <text:p text:style-name="P2"/>
        </draw:connector>
        <draw:connector draw:style-name="gr4" draw:text-style-name="P8" draw:layer="layout" draw:type="line" svg:x1="22.039cm" svg:y1="7.434cm" svg:x2="24.129cm" svg:y2="10.795cm" draw:start-shape="id14" draw:start-glue-point="9" draw:end-shape="id17" draw:end-glue-point="4">
          <text:p text:style-name="P2"/>
        </draw:connector>
        <draw:connector draw:style-name="gr4" draw:text-style-name="P8" draw:layer="layout" draw:type="line" svg:x1="22.225cm" svg:y1="9.524cm" svg:x2="23.679cm" svg:y2="10.979cm" draw:start-shape="id15" draw:start-glue-point="10" draw:end-shape="id17" draw:end-glue-point="5">
          <text:p text:style-name="P2"/>
        </draw:connecto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Flow Graph Notation</text:p>
          </draw:text-box>
        </draw:frame>
        <draw:frame presentation:style-name="pr4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5">IF a OR b THE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rocedure x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ELSE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rocedure y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ENDIF</text:span>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draw:custom-shape draw:style-name="gr5" draw:text-style-name="P8" draw:id="id18" draw:layer="layout" svg:width="1.27cm" svg:height="1.27cm" svg:x="19.685cm" svg:y="6.3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19" draw:layer="layout" svg:width="1.27cm" svg:height="1.27cm" svg:x="16.51cm" svg:y="8.89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0" draw:layer="layout" svg:width="1.27cm" svg:height="1.27cm" svg:x="22.86cm" svg:y="8.89cm">
          <text:p text:style-name="P11">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1" draw:layer="layout" svg:width="1.27cm" svg:height="1.27cm" svg:x="19.05cm" svg:y="12.065cm">
          <text:p text:style-name="P11">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3" draw:layer="layout" svg:width="1.27cm" svg:height="1.27cm" svg:x="16.51cm" svg:y="14.605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5" draw:text-style-name="P8" draw:id="id22" draw:layer="layout" svg:width="1.27cm" svg:height="1.27cm" svg:x="13.97cm" svg:y="12.065cm">
          <text:p text:style-name="P11">y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onnector draw:style-name="gr4" draw:text-style-name="P8" draw:layer="layout" draw:type="line" svg:x1="20.337cm" svg:y1="5.188cm" svg:x2="20.319cm" svg:y2="6.35cm" draw:end-shape="id18" draw:end-glue-point="4">
          <text:p text:style-name="P2"/>
        </draw:connector>
        <draw:connector draw:style-name="gr4" draw:text-style-name="P8" draw:layer="layout" draw:type="line" svg:x1="19.869cm" svg:y1="7.434cm" svg:x2="17.594cm" svg:y2="9.074cm" draw:start-shape="id18" draw:start-glue-point="7" draw:end-shape="id19" draw:end-glue-point="11">
          <text:p text:style-name="P2"/>
        </draw:connector>
        <draw:connector draw:style-name="gr4" draw:text-style-name="P8" draw:layer="layout" draw:type="line" svg:x1="20.955cm" svg:y1="6.984cm" svg:x2="23.044cm" svg:y2="9.074cm" draw:start-shape="id18" draw:start-glue-point="10" draw:end-shape="id20" draw:end-glue-point="5">
          <text:p text:style-name="P2"/>
        </draw:connector>
        <draw:connector draw:style-name="gr4" draw:text-style-name="P8" draw:layer="layout" draw:type="line" svg:x1="17.594cm" svg:y1="9.974cm" svg:x2="19.234cm" svg:y2="12.249cm" draw:start-shape="id19" draw:start-glue-point="9" draw:end-shape="id21" draw:end-glue-point="5">
          <text:p text:style-name="P2"/>
        </draw:connector>
        <draw:connector draw:style-name="gr4" draw:text-style-name="P8" draw:layer="layout" draw:type="line" svg:x1="16.694cm" svg:y1="9.974cm" svg:x2="15.054cm" svg:y2="12.249cm" draw:start-shape="id19" draw:start-glue-point="7" draw:end-shape="id22" draw:end-glue-point="11">
          <text:p text:style-name="P2"/>
        </draw:connector>
        <draw:connector draw:style-name="gr4" draw:text-style-name="P8" draw:layer="layout" draw:type="line" svg:x1="15.054cm" svg:y1="13.149cm" svg:x2="16.694cm" svg:y2="14.789cm" draw:start-shape="id22" draw:start-glue-point="9" draw:end-shape="id23" draw:end-glue-point="5">
          <text:p text:style-name="P2"/>
        </draw:connector>
        <draw:connector draw:style-name="gr4" draw:text-style-name="P8" draw:layer="layout" draw:type="line" svg:x1="19.234cm" svg:y1="13.149cm" svg:x2="17.594cm" svg:y2="14.789cm" draw:start-shape="id21" draw:start-glue-point="7" draw:end-shape="id23" draw:end-glue-point="11">
          <text:p text:style-name="P2"/>
        </draw:connector>
        <draw:connector draw:style-name="gr4" draw:text-style-name="P8" draw:layer="layout" draw:type="curve" svg:x1="23.944cm" svg:y1="9.974cm" svg:x2="17.78cm" svg:y2="15.239cm" draw:start-shape="id20" draw:start-glue-point="9" draw:end-shape="id23" draw:end-glue-point="10">
          <text:p text:style-name="P2"/>
        </draw:connector>
        <draw:connector draw:style-name="gr4" draw:text-style-name="P8" draw:layer="layout" draw:type="line" svg:x1="17.144cm" svg:y1="15.875cm" svg:x2="17.12cm" svg:y2="17.38cm" draw:start-shape="id23" draw:start-glue-point="8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4" text:style-name="P5">Object-oriented design can be described using four layers: subsystem design,class and object design, message design, responsibilities design</text:p>
              </text:list-item>
            </text:list>
            <text:list text:style-name="L2">
              <text:list-item>
                <text:p text:id="id25" text:style-name="P5">OOD looks at two levels of abstractions: subsystem design and class/object design</text:p>
              </text:list-item>
            </text:list>
            <text:list text:style-name="L2">
              <text:list-item>
                <text:p text:id="id26" text:style-name="P5">OOD provides us with the means for breaking down the “partitions” between data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6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5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18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11T23:27:46</dc:date>
    <meta:print-date>2008-02-04T07:26:42</meta:print-date>
    <dc:language>en-US</dc:language>
    <meta:editing-cycles>3071</meta:editing-cycles>
    <meta:editing-duration>P3DT0H12M20S</meta:editing-duration>
    <meta:user-defined meta:name="Info 1"/>
    <meta:user-defined meta:name="Info 2"/>
    <meta:user-defined meta:name="Info 3"/>
    <meta:user-defined meta:name="Info 4"/>
    <meta:document-statistic meta:object-count="145"/>
  </office:meta>
</office:document-meta>
</file>